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b67"/>
    </style:style>
    <style:style style:name="P2" style:family="paragraph" style:parent-style-name="Standard">
      <style:paragraph-properties fo:text-align="start" style:justify-single-word="false"/>
      <style:text-properties officeooo:rsid="0005eb67" officeooo:paragraph-rsid="0005eb67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43f8" officeooo:paragraph-rsid="001e43f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eb67" officeooo:paragraph-rsid="0005eb6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93ac6" officeooo:paragraph-rsid="00093ac6"/>
    </style:style>
    <style:style style:name="P6" style:family="paragraph" style:parent-style-name="Standard">
      <style:paragraph-properties fo:text-align="start" style:justify-single-word="false"/>
      <style:text-properties officeooo:rsid="000ceb7f" officeooo:paragraph-rsid="000ceb7f"/>
    </style:style>
    <style:style style:name="P7" style:family="paragraph" style:parent-style-name="Standard">
      <style:paragraph-properties fo:text-align="start" style:justify-single-word="false"/>
      <style:text-properties officeooo:rsid="000ee21a" officeooo:paragraph-rsid="000ee21a"/>
    </style:style>
    <style:style style:name="P8" style:family="paragraph" style:parent-style-name="Standard">
      <style:paragraph-properties fo:text-align="start" style:justify-single-word="false"/>
      <style:text-properties officeooo:rsid="00110e4f" officeooo:paragraph-rsid="00110e4f"/>
    </style:style>
    <style:style style:name="P9" style:family="paragraph" style:parent-style-name="Standard">
      <style:paragraph-properties fo:text-align="start" style:justify-single-word="false"/>
      <style:text-properties officeooo:rsid="0014073d" officeooo:paragraph-rsid="0014073d"/>
    </style:style>
    <style:style style:name="P10" style:family="paragraph" style:parent-style-name="Standard">
      <style:paragraph-properties fo:text-align="start" style:justify-single-word="false"/>
      <style:text-properties officeooo:rsid="0017eccf" officeooo:paragraph-rsid="0017eccf"/>
    </style:style>
    <style:style style:name="P11" style:family="paragraph" style:parent-style-name="Standard">
      <style:paragraph-properties fo:text-align="start" style:justify-single-word="false"/>
      <style:text-properties officeooo:rsid="0018aaab" officeooo:paragraph-rsid="0018aaab"/>
    </style:style>
    <style:style style:name="P12" style:family="paragraph" style:parent-style-name="Standard">
      <style:paragraph-properties fo:text-align="start" style:justify-single-word="false"/>
      <style:text-properties officeooo:rsid="001a91a4" officeooo:paragraph-rsid="001a91a4"/>
    </style:style>
    <style:style style:name="P13" style:family="paragraph" style:parent-style-name="Standard">
      <style:paragraph-properties fo:text-align="start" style:justify-single-word="false"/>
      <style:text-properties officeooo:rsid="001be153" officeooo:paragraph-rsid="001be153"/>
    </style:style>
    <style:style style:name="P14" style:family="paragraph" style:parent-style-name="Standard">
      <style:paragraph-properties fo:text-align="start" style:justify-single-word="false"/>
      <style:text-properties officeooo:rsid="001d3129" officeooo:paragraph-rsid="001d3129"/>
    </style:style>
    <style:style style:name="P15" style:family="paragraph" style:parent-style-name="Standard">
      <style:paragraph-properties fo:text-align="start" style:justify-single-word="false"/>
      <style:text-properties officeooo:rsid="001e43f8" officeooo:paragraph-rsid="001e43f8"/>
    </style:style>
    <style:style style:name="T1" style:family="text">
      <style:text-properties officeooo:rsid="0005eb67"/>
    </style:style>
    <style:style style:name="T2" style:family="text">
      <style:text-properties officeooo:rsid="00093ac6"/>
    </style:style>
    <style:style style:name="T3" style:family="text">
      <style:text-properties officeooo:rsid="0018aa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EN 166 Artificial Intelligence</text:p>
      <text:p text:style-name="P1">Lab Assignment #1 </text:p>
      <text:p text:style-name="P1"><text:span text:style-name="T1">Eric Cheng</text:span> <text:span text:style-name="T1">00001186812</text:span></text:p>
      <text:p text:style-name="P1"/>
      <text:p text:style-name="P4">PART 1.</text:p>
      <text:p text:style-name="P2"/>
      <text:p text:style-name="P2">Exercise 1. <text:span text:style-name="T2">Numbers</text:span></text:p>
      <text:p text:style-name="P2"/>
      <text:p text:style-name="P2">&gt;&gt;&gt; a=123+122</text:p>
      <text:p text:style-name="P2">&gt;&gt;&gt; print(a)</text:p>
      <text:p text:style-name="P2">245</text:p>
      <text:p text:style-name="P2">&gt;&gt;&gt; b = 1.5*4</text:p>
      <text:p text:style-name="P2">&gt;&gt;&gt; print(b)</text:p>
      <text:p text:style-name="P2">6.0</text:p>
      <text:p text:style-name="P2">&gt;&gt;&gt; c=2**10</text:p>
      <text:p text:style-name="P2">&gt;&gt;&gt; print(c)</text:p>
      <text:p text:style-name="P2">1024</text:p>
      <text:p text:style-name="P2">&gt;&gt;&gt; import math</text:p>
      <text:p text:style-name="P2">&gt;&gt;&gt; print(math.pi)</text:p>
      <text:p text:style-name="P2">3.141592653589793</text:p>
      <text:p text:style-name="P2">&gt;&gt;&gt; print(math.sqrt(36))</text:p>
      <text:p text:style-name="P2">6.0</text:p>
      <text:p text:style-name="P2">&gt;&gt;&gt; import random</text:p>
      <text:p text:style-name="P2">&gt;&gt;&gt; a=random.random()</text:p>
      <text:p text:style-name="P2">&gt;&gt;&gt; print('a=',a)</text:p>
      <text:p text:style-name="P2">a= 0.09964343847496604</text:p>
      <text:p text:style-name="P2">&gt;&gt;&gt; b = random.choice([1,2,3,4])</text:p>
      <text:p text:style-name="P2">&gt;&gt;&gt; print('b=', b)</text:p>
      <text:p text:style-name="P2">b= 1</text:p>
      <text:p text:style-name="P2"/>
      <text:p text:style-name="P5">Exercise 2. Strings</text:p>
      <text:p text:style-name="P5"/>
      <text:p text:style-name="P6">&gt;&gt;&gt; S='Spam' # make a 4-character string, and assign it to a name</text:p>
      <text:p text:style-name="P6">&gt;&gt;&gt; len(S)</text:p>
      <text:p text:style-name="P6">4</text:p>
      <text:p text:style-name="P6">&gt;&gt;&gt; S[0]</text:p>
      <text:p text:style-name="P6">'S'</text:p>
      <text:p text:style-name="P6">&gt;&gt;&gt; S[1]</text:p>
      <text:p text:style-name="P6">'p'</text:p>
      <text:p text:style-name="P6">&gt;&gt;&gt; S[-1]</text:p>
      <text:p text:style-name="P6">'m'</text:p>
      <text:p text:style-name="P6">&gt;&gt;&gt; S[-2]</text:p>
      <text:p text:style-name="P6">'a'</text:p>
      <text:p text:style-name="P6">&gt;&gt;&gt; S[len(S)-1]</text:p>
      <text:p text:style-name="P6">'m'</text:p>
      <text:p text:style-name="P6">&gt;&gt;&gt; S[1:3]</text:p>
      <text:p text:style-name="P6">'pa'</text:p>
      <text:p text:style-name="P6">&gt;&gt;&gt; S = 'z' + S[1:]</text:p>
      <text:p text:style-name="P6">&gt;&gt;&gt; S</text:p>
      <text:p text:style-name="P6"><text:soft-page-break/>'zpam'</text:p>
      <text:p text:style-name="P6"/>
      <text:p text:style-name="P7">Exercise 3. Lists</text:p>
      <text:p text:style-name="P7"/>
      <text:p text:style-name="P8">&gt;&gt;&gt; L=[123, 'spam', 1.23] # A list of three different-type objects</text:p>
      <text:p text:style-name="P8">&gt;&gt;&gt; len(L) # number of items in the list</text:p>
      <text:p text:style-name="P8">3</text:p>
      <text:p text:style-name="P8">&gt;&gt;&gt; L[0]</text:p>
      <text:p text:style-name="P8">123</text:p>
      <text:p text:style-name="P8">&gt;&gt;&gt; L[:-1] # Slicing a list returns a new list</text:p>
      <text:p text:style-name="P8">[123, 'spam']</text:p>
      <text:p text:style-name="P8">&gt;&gt;&gt; L+[4,5,6] # contact/repeat make new lists too</text:p>
      <text:p text:style-name="P8">[123, 'spam', 1.23, 4, 5, 6]</text:p>
      <text:p text:style-name="P8">&gt;&gt;&gt; L*2 # repeat</text:p>
      <text:p text:style-name="P8">[123, 'spam', 1.23, 123, 'spam', 1.23]</text:p>
      <text:p text:style-name="P8">&gt;&gt;&gt; L</text:p>
      <text:p text:style-name="P8">[123, 'spam', 1.23]</text:p>
      <text:p text:style-name="P8">&gt;&gt;&gt; M = ['bb', 'aa', 'cc']</text:p>
      <text:p text:style-name="P8">&gt;&gt;&gt; M.sort</text:p>
      <text:p text:style-name="P8">&lt;built-in method sort of list object at 0x7f4da8b407c8&gt;</text:p>
      <text:p text:style-name="P8">&gt;&gt;&gt; M.sort()</text:p>
      <text:p text:style-name="P8">&gt;&gt;&gt; M</text:p>
      <text:p text:style-name="P8">['aa', 'bb', 'cc']</text:p>
      <text:p text:style-name="P8">&gt;&gt;&gt; M.reverse()</text:p>
      <text:p text:style-name="P8">&gt;&gt;&gt; M</text:p>
      <text:p text:style-name="P8">['cc', 'bb', 'aa']</text:p>
      <text:p text:style-name="P8">&gt;&gt;&gt; M = [[1,2,3], [4,5,6], [7,8,9]]</text:p>
      <text:p text:style-name="P8">&gt;&gt;&gt; M[1]</text:p>
      <text:p text:style-name="P8">[4, 5, 6]</text:p>
      <text:p text:style-name="P8">&gt;&gt;&gt; M[1][2]</text:p>
      <text:p text:style-name="P8">6</text:p>
      <text:p text:style-name="P8">&gt;&gt;&gt; diag = [M[i][i] for i in [0, 1, 2]]</text:p>
      <text:p text:style-name="P8">&gt;&gt;&gt; diag</text:p>
      <text:p text:style-name="P8">[1, 5, 9]</text:p>
      <text:p text:style-name="P8">&gt;&gt;&gt; doubles = [c * 2 for c in 'spam'] </text:p>
      <text:p text:style-name="P8">&gt;&gt;&gt; doubles</text:p>
      <text:p text:style-name="P8">['ss', 'pp', 'aa', 'mm']</text:p>
      <text:p text:style-name="P8">&gt;&gt;&gt; list(range(4))</text:p>
      <text:p text:style-name="P8">[0, 1, 2, 3]</text:p>
      <text:p text:style-name="P8">&gt;&gt;&gt; list(range(-6, 7, 2)) # −6 to +6 by 2 (need list() in 3.X)</text:p>
      <text:p text:style-name="P8">[-6, -4, -2, 0, 2, 4, 6]</text:p>
      <text:p text:style-name="P8">&gt;&gt;&gt; [[x ** 2, x ** 3] for x in range(4)] # Multiple values, “if” filters</text:p>
      <text:p text:style-name="P8">[[0, 0], [1, 1], [4, 8], [9, 27]]</text:p>
      <text:p text:style-name="P8">&gt;&gt;&gt; [[x, x/2, x * 2] for x in range(-6, 7, 2) if x &gt; 0] </text:p>
      <text:p text:style-name="P8">[[2, 1.0, 4], [4, 2.0, 8], [6, 3.0, 12]]</text:p>
      <text:p text:style-name="P8"/>
      <text:p text:style-name="P9">Exercise 4. Dictionaries</text:p>
      <text:p text:style-name="P9"/>
      <text:p text:style-name="P9">&gt;&gt;&gt; D = {'food': 'Spam', 'quantity': 4, 'color': 'pink'}</text:p>
      <text:p text:style-name="P9"><text:soft-page-break/>&gt;&gt;&gt; D['food'] # Fetch value of key 'food'</text:p>
      <text:p text:style-name="P9">'Spam'</text:p>
      <text:p text:style-name="P9">&gt;&gt;&gt; D['quantity'] += 1 # Add 1 to 'quantity' value</text:p>
      <text:p text:style-name="P9">&gt;&gt;&gt; D</text:p>
      <text:p text:style-name="P9">{'food': 'Spam', 'quantity': 5, 'color': 'pink'}</text:p>
      <text:p text:style-name="P9">&gt;&gt;&gt; D = {}</text:p>
      <text:p text:style-name="P9">&gt;&gt;&gt; D['name'] = 'Bob' # Create keys by assignment</text:p>
      <text:p text:style-name="P9">&gt;&gt;&gt; D['job'] = 'dev'</text:p>
      <text:p text:style-name="P9">&gt;&gt;&gt; D['age'] = 40</text:p>
      <text:p text:style-name="P9">&gt;&gt;&gt; D</text:p>
      <text:p text:style-name="P9">{'name': 'Bob', 'job': 'dev', 'age': 40}</text:p>
      <text:p text:style-name="P9">&gt;&gt;&gt; print(D['name'])</text:p>
      <text:p text:style-name="P9">Bob</text:p>
      <text:p text:style-name="P9">&gt;&gt;&gt; bob1 = dict(name='Bob', job='dev', age=40) # Keywords</text:p>
      <text:p text:style-name="P9">&gt;&gt;&gt; bob1</text:p>
      <text:p text:style-name="P9">{'name': 'Bob', 'job': 'dev', 'age': 40}</text:p>
      <text:p text:style-name="P9">&gt;&gt;&gt; bob2 = dict(zip(['name', 'job', 'age'], ['Bob', 'dev', 40])) # Zipping</text:p>
      <text:p text:style-name="P9">&gt;&gt;&gt; bob2</text:p>
      <text:p text:style-name="P9">{'name': 'Bob', 'job': 'dev', 'age': 40}</text:p>
      <text:p text:style-name="P9"/>
      <text:p text:style-name="P9">Exercise 5. <text:span text:style-name="T3">Tuples</text:span></text:p>
      <text:p text:style-name="P9"/>
      <text:p text:style-name="P10">&gt;&gt;&gt; T = (1, 2, 3, 4) # A 4-item tuple</text:p>
      <text:p text:style-name="P10">&gt;&gt;&gt; len(T) # Length</text:p>
      <text:p text:style-name="P10">4</text:p>
      <text:p text:style-name="P10">&gt;&gt;&gt; T + (5, 6) # Concatenation</text:p>
      <text:p text:style-name="P10">(1, 2, 3, 4, 5, 6)</text:p>
      <text:p text:style-name="P10">&gt;&gt;&gt; T[0] # Indexing, slicing, and more</text:p>
      <text:p text:style-name="P10">1</text:p>
      <text:p text:style-name="P10">&gt;&gt;&gt; T.index(4) # Tuple methods: 4 appears at offset 3</text:p>
      <text:p text:style-name="P10">3</text:p>
      <text:p text:style-name="P10">&gt;&gt;&gt; T.count(4) # 4 appears once</text:p>
      <text:p text:style-name="P10">1</text:p>
      <text:p text:style-name="P10">&gt;&gt;&gt; T[0] = 2 # Tuples are immutable</text:p>
      <text:p text:style-name="P10">Traceback (most recent call last):</text:p>
      <text:p text:style-name="P10"><text:s text:c="2"/>File "&lt;stdin&gt;", line 1, in &lt;module&gt;</text:p>
      <text:p text:style-name="P10">TypeError: 'tuple' object does not support item assignment</text:p>
      <text:p text:style-name="P10">&gt;&gt;&gt; T = (2,) + T[1:] # Make a new tuple for a new value</text:p>
      <text:p text:style-name="P10">&gt;&gt;&gt; T</text:p>
      <text:p text:style-name="P10">(2, 2, 3, 4)</text:p>
      <text:p text:style-name="P10">&gt;&gt;&gt; T = 'spam', 3.0, [11, 22, 33]</text:p>
      <text:p text:style-name="P10">&gt;&gt;&gt; T[1]</text:p>
      <text:p text:style-name="P10">3.0</text:p>
      <text:p text:style-name="P10">&gt;&gt;&gt; T[2][1]</text:p>
      <text:p text:style-name="P10">22<text:line-break/></text:p>
      <text:p text:style-name="P11">Exercise 6. if Tests &amp; Syntax Rules</text:p>
      <text:p text:style-name="P11"/>
      <text:p text:style-name="P12">x =1</text:p>
      <text:p text:style-name="P12"><text:soft-page-break/>if x:</text:p>
      <text:p text:style-name="P12"><text:s/>y= 2</text:p>
      <text:p text:style-name="P12"><text:s/>if y:</text:p>
      <text:p text:style-name="P12"><text:s/><text:tab/>print('block2')</text:p>
      <text:p text:style-name="P12"><text:s/>print('block1')</text:p>
      <text:p text:style-name="P12">print('block0')</text:p>
      <text:p text:style-name="P12">choice = 'ham'</text:p>
      <text:p text:style-name="P12">if choice == 'spam': # the equivalent if statement</text:p>
      <text:p text:style-name="P12"><text:s/>print(1.25) </text:p>
      <text:p text:style-name="P12">elif choice == 'ham':</text:p>
      <text:p text:style-name="P12"><text:s/>print(1.99)</text:p>
      <text:p text:style-name="P12">elif choice == 'eggs':</text:p>
      <text:p text:style-name="P12"><text:s/>print(0.99)</text:p>
      <text:p text:style-name="P12">elif choice == 'bacon':</text:p>
      <text:p text:style-name="P12"><text:s/>print(1.10)</text:p>
      <text:p text:style-name="P12">else:</text:p>
      <text:p text:style-name="P12"><text:s/>print('Bad choice')</text:p>
      <text:p text:style-name="P12"/>
      <text:p text:style-name="P12">block2</text:p>
      <text:p text:style-name="P12">block1</text:p>
      <text:p text:style-name="P12">block0</text:p>
      <text:p text:style-name="P12">1.99</text:p>
      <text:p text:style-name="P12"/>
      <text:p text:style-name="P13">Exercise 7. while &amp; for Loops</text:p>
      <text:p text:style-name="P13"/>
      <text:p text:style-name="P14">x = 'spam'</text:p>
      <text:p text:style-name="P14">while x: # while x is not empty</text:p>
      <text:p text:style-name="P14"><text:tab/>print(x,end=' ') # in 2.X use print x</text:p>
      <text:p text:style-name="P14"><text:tab/>x=x[1:] # strip first character off x</text:p>
      <text:p text:style-name="P14">a=0; b=10</text:p>
      <text:p text:style-name="P14">while a&lt;b: # one way to code counter loops</text:p>
      <text:p text:style-name="P14"><text:tab/>print(a,end=' ')</text:p>
      <text:p text:style-name="P14"><text:tab/>a+=1 # or, a = a + 1</text:p>
      <text:p text:style-name="P14">x=10</text:p>
      <text:p text:style-name="P14">while x:</text:p>
      <text:p text:style-name="P14"><text:tab/>x=x-1 # or, x -=1</text:p>
      <text:p text:style-name="P14"><text:tab/>if x%2 !=0: continue # odd? – skip print</text:p>
      <text:p text:style-name="P14"><text:tab/>print(x, end=' ')</text:p>
      <text:p text:style-name="P14">for x in ["spam", "eggs", "ham"]:</text:p>
      <text:p text:style-name="P14"><text:tab/>print(x, end=' ')</text:p>
      <text:p text:style-name="P14">sum = 0</text:p>
      <text:p text:style-name="P14">for x in [1, 2, 3, 4]:</text:p>
      <text:p text:style-name="P14"><text:tab/>sum = sum + x</text:p>
      <text:p text:style-name="P14">sum</text:p>
      <text:p text:style-name="P14">prod = 1</text:p>
      <text:p text:style-name="P14">for item in [1,2,3,4]: prod*= item</text:p>
      <text:p text:style-name="P14">prod</text:p>
      <text:p text:style-name="P14">spam pam am m 0 1 2 3 4 5 6 7 8 9 8 6 4 2 0 spam eggs ham </text:p>
      <text:p text:style-name="P14"/>
      <text:p text:style-name="P3"><text:soft-page-break/>PART 2.</text:p>
      <text:p text:style-name="P15"/>
      <text:p text:style-name="P15">Exercise 8. Functions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1:39.306645976</meta:creation-date>
    <dc:date>2019-09-26T18:39:03.439584908</dc:date>
    <meta:editing-duration>PT57M18S</meta:editing-duration>
    <meta:editing-cycles>13</meta:editing-cycles>
    <meta:generator>LibreOffice/5.3.6.1$Linux_X86_64 LibreOffice_project/30$Build-1</meta:generator>
    <meta:document-statistic meta:table-count="0" meta:image-count="0" meta:object-count="0" meta:page-count="5" meta:paragraph-count="181" meta:word-count="737" meta:character-count="3660" meta:non-whitespace-character-count="3076"/>
  </office:meta>
</office:document-meta>
</file>